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text-properties officeooo:rsid="000e80a3" officeooo:paragraph-rsid="000e80a3"/>
    </style:style>
    <style:style style:name="P3" style:family="paragraph" style:parent-style-name="Heading_20_1">
      <style:text-properties officeooo:paragraph-rsid="0018047c"/>
    </style:style>
    <style:style style:name="P4" style:family="paragraph" style:parent-style-name="Heading_20_1">
      <style:text-properties officeooo:paragraph-rsid="000e80a3"/>
    </style:style>
    <style:style style:name="P5" style:family="paragraph" style:parent-style-name="Text_20_body">
      <style:text-properties officeooo:rsid="000b2993" officeooo:paragraph-rsid="000cbde6"/>
    </style:style>
    <style:style style:name="P6" style:family="paragraph" style:parent-style-name="Text_20_body">
      <style:text-properties officeooo:rsid="00173c00" officeooo:paragraph-rsid="00173c00"/>
    </style:style>
    <style:style style:name="P7" style:family="paragraph" style:parent-style-name="Text_20_body">
      <style:text-properties officeooo:rsid="0018047c" officeooo:paragraph-rsid="0018047c"/>
    </style:style>
    <style:style style:name="P8" style:family="paragraph" style:parent-style-name="Text_20_body">
      <style:text-properties officeooo:rsid="00184a57" officeooo:paragraph-rsid="001ff68e"/>
    </style:style>
    <style:style style:name="P9" style:family="paragraph" style:parent-style-name="Text_20_body">
      <style:text-properties officeooo:rsid="001ff68e" officeooo:paragraph-rsid="001ff68e"/>
    </style:style>
    <style:style style:name="P10" style:family="paragraph" style:parent-style-name="Text_20_body">
      <style:text-properties officeooo:rsid="002133eb" officeooo:paragraph-rsid="002133eb"/>
    </style:style>
    <style:style style:name="P11" style:family="paragraph" style:parent-style-name="Text_20_body">
      <style:text-properties officeooo:paragraph-rsid="002133eb"/>
    </style:style>
    <style:style style:name="T1" style:family="text">
      <style:text-properties officeooo:rsid="000e80a3"/>
    </style:style>
    <style:style style:name="T2" style:family="text">
      <style:text-properties officeooo:rsid="001338b1"/>
    </style:style>
    <style:style style:name="T3" style:family="text">
      <style:text-properties officeooo:rsid="00173c00"/>
    </style:style>
    <style:style style:name="T4" style:family="text">
      <style:text-properties officeooo:rsid="0018047c"/>
    </style:style>
    <style:style style:name="T5" style:family="text">
      <style:text-properties officeooo:rsid="001afb6f"/>
    </style:style>
    <style:style style:name="T6" style:family="text">
      <style:text-properties officeooo:rsid="001c1136"/>
    </style:style>
    <style:style style:name="T7" style:family="text">
      <style:text-properties officeooo:rsid="001cb9e5"/>
    </style:style>
    <style:style style:name="T8" style:family="text">
      <style:text-properties officeooo:rsid="001e42db"/>
    </style:style>
    <style:style style:name="T9" style:family="text">
      <style:text-properties officeooo:rsid="001ff68e"/>
    </style:style>
    <style:style style:name="T10" style:family="text">
      <style:text-properties officeooo:rsid="0020956c"/>
    </style:style>
    <style:style style:name="T11" style:family="text">
      <style:text-properties officeooo:rsid="002133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 Problème du voyageur de commerce</text:p>
      <text:h text:style-name="P3" text:outline-level="1"><text:span text:style-name="T4">Variables </text:span><text:span text:style-name="T9">globales</text:span></text:h>
      <text:p text:style-name="P7"><text:span text:style-name="T5">Variable global</text:span><text:span text:style-name="T8">e</text:span><text:span text:style-name="T5"> :</text:span> distance = Carto(5)</text:p>
      <text:h text:style-name="P2" text:outline-level="1">Carto</text:h>
      <text:p text:style-name="P6">Carto(<text:span text:style-name="T6">5</text:span>)</text:p>
      <text:h text:style-name="P2" text:outline-level="1">Populat</text:h>
      <text:p text:style-name="P6">Populat(<text:span text:style-name="T7">5</text:span>, 6) <text:span text:style-name="T11">stocké dans variable pop</text:span></text:p>
      <text:h text:style-name="P4" text:outline-level="1"><text:span text:style-name="T1">CalculAdapt</text:span></text:h>
      <text:p text:style-name="P8">CalculAdapt(<text:span text:style-name="T11">pop</text:span><text:span text:style-name="T9">[0]</text:span>)</text:p>
      <text:h text:style-name="P4" text:outline-level="1"><text:span text:style-name="T1">SelectElit</text:span></text:h>
      <text:p text:style-name="P9">SelectElit(<text:span text:style-name="T11">pop</text:span><text:span text:style-name="T10">)</text:span></text:p>
      <text:h text:style-name="P2" text:outline-level="1">SelectTourn</text:h>
      <text:p text:style-name="P10">SelectTourn(pop)</text:p>
      <text:h text:style-name="P2" text:outline-level="1">Croisement <text:span text:style-name="T2">&amp; CroisementBis</text:span></text:h>
      <text:p text:style-name="P11">Croisement(<text:span text:style-name="T11">pop</text:span>[<text:span text:style-name="T11">0</text:span>], <text:span text:style-name="T11">pop</text:span>[1], 2, 3)</text:p>
      <text:h text:style-name="P2" text:outline-level="1">Mutation</text:h>
      <text:p text:style-name="P10">Mutation(pop[0])</text:p>
      <text:h text:style-name="P2" text:outline-level="1">Genetiq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officeooo:rsid="000b2993" officeooo:paragraph-rsid="000cbde6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Brieuc Joonnekindt, Vincent Guéneuc, Lowell Gautier - 2B1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7T12:01:00.090000000</dc:date>
    <dc:creator>Lowell Gautier</dc:creator>
    <meta:editing-duration>PT1H32M18S</meta:editing-duration>
    <meta:editing-cycles>20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0" meta:word-count="48" meta:character-count="380" meta:non-whitespace-character-count="352"/>
  </office:meta>
</office:document-meta>
</file>